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2">
          <table:table-cell table:style-name="Default"/>
          <table:table-cell office:value-type="string">
            <text:p>backlog</text:p>
          </table:table-cell>
          <table:table-cell office:value-type="string">
            <text:p>Sprint</text:p>
          </table:table-cell>
          <table:table-cell/>
        </table:table-row>
        <table:table-row table:style-name="ro2">
          <table:table-cell office:value-type="date" office:date-value="2022-09-16">
            <text:p>16/09/22</text:p>
          </table:table-cell>
          <table:table-cell table:number-columns-repeated="2" office:value-type="float" office:value="76">
            <text:p>76</text:p>
          </table:table-cell>
          <table:table-cell/>
        </table:table-row>
        <table:table-row table:style-name="ro2">
          <table:table-cell office:value-type="date" office:date-value="2022-10-07">
            <text:p>07/10/22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/>
        </table:table-row>
        <table:table-row table:style-name="ro2">
          <table:table-cell office:value-type="date" office:date-value="2022-10-27">
            <text:p>27/10/2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date" office:date-value="2022-11-23">
            <text:p>23/11/2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date" office:date-value="2022-12-17">
            <text:p>17/12/2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string">
            <text:p>idk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Feuille1.L28" table:end-x="0.093cm" table:end-y="0.072cm" draw:z-index="0" draw:style-name="gr1" draw:text-style-name="P1" svg:width="16.016cm" svg:height="9.02cm" svg:x="2.142cm" svg:y="0.107cm">
              <draw:object draw:notify-on-update-of-ranges="Feuille1.A2:Feuille1.A7 Feuille1.B1:Feuille1.B1 Feuille1.B2:Feuille1.B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2">02/10/2023</text:date>, <text:time>09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williame</meta:initial-creator>
    <meta:creation-date>2023-09-18T10:36:19.22</meta:creation-date>
    <dc:date>2023-10-02T09:52:23.75</dc:date>
    <dc:creator>anthony williame</dc:creator>
    <meta:editing-duration>PT11M50S</meta:editing-duration>
    <meta:editing-cycles>2</meta:editing-cycles>
    <meta:generator>OpenOffice/4.1.9$Win32 OpenOffice.org_project/419m1$Build-9805</meta:generator>
    <meta:document-statistic meta:table-count="3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21cm" xlink:href=".." xlink:type="simple" chart:class="chart:line" chart:style-name="ch1">
        <chart:legend chart:legend-position="end" svg:x="13.488cm" svg:y="3.956cm" style:legend-expansion="high" chart:style-name="ch2"/>
        <chart:plot-area chart:style-name="ch3" table:cell-range-address="Feuille1.A2:Feuille1.C7 Feuille1.B1:Feuille1.C1" chart:data-source-has-labels="both" svg:x="0.77cm" svg:y="0.855cm" svg:width="12.078cm" svg:height="7.566cm">
          <chartooo:coordinate-region svg:x="1.448cm" svg:y="1.057cm" svg:width="11.176cm" svg:height="6.711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line">
            <chart:data-point chart:repeated="6"/>
          </chart:series>
          <chart:series chart:style-name="ch8" chart:values-cell-range-address="Feuille1.C2:Feuille1.C7" chart:label-cell-address="Feuille1.C1:Feuille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draw:g>
                  <svg:desc>Feuille1.B1:Feuille1.B1</svg:desc>
                </draw:g>
              </table:table-cell>
              <table:table-cell office:value-type="string">
                <text:p>Spri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4820">
                <text:p>44820</text:p>
                <draw:g>
                  <svg:desc>Feuille1.A2:Feuille1.A7</svg:desc>
                </draw:g>
              </table:table-cell>
              <table:table-cell office:value-type="float" office:value="76">
                <text:p>76</text:p>
                <draw:g>
                  <svg:desc>Feuille1.B2:Feuille1.B7</svg:desc>
                </draw:g>
              </table:table-cell>
              <table:table-cell office:value-type="float" office:value="76">
                <text:p>76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44841">
                <text:p>44840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861">
                <text:p>4486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88">
                <text:p>4489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12">
                <text:p>449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k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